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7.4917in" fo:margin-left="0in" table:align="left"/>
    </style:style>
    <style:style style:name="Tabella1.A" style:family="table-column">
      <style:table-column-properties style:column-width="5.2292in"/>
    </style:style>
    <style:style style:name="Tabella1.B" style:family="table-column">
      <style:table-column-properties style:column-width="0.9903in"/>
    </style:style>
    <style:style style:name="Tabella1.C" style:family="table-column">
      <style:table-column-properties style:column-width="0.3938in"/>
    </style:style>
    <style:style style:name="Tabella1.D" style:family="table-column">
      <style:table-column-properties style:column-width="0.8785in"/>
    </style:style>
    <style:style style:name="Tabella1.A1" style:family="table-cell">
      <style:table-cell-properties fo:background-color="transparent" fo:padding="0.0382in" fo:border="none">
        <style:background-image/>
      </style:table-cell-properties>
    </style:style>
    <style:style style:name="Tabella1.B1" style:family="table-cell">
      <style:table-cell-properties fo:padding="0.0382in" fo:border="0.05pt solid #000000"/>
    </style:style>
    <style:style style:name="Tabella1.C1" style:family="table-cell">
      <style:table-cell-properties fo:padding="0.0382in" fo:border="none"/>
    </style:style>
    <style:style style:name="Tabella1.D1" style:family="table-cell">
      <style:table-cell-properties fo:padding="0.0382in" fo:border="0.05pt solid #000000"/>
    </style:style>
    <style:style style:name="Tabella2" style:family="table">
      <style:table-properties style:width="7.4806in" table:align="margins"/>
    </style:style>
    <style:style style:name="Tabella2.A" style:family="table-column">
      <style:table-column-properties style:column-width="3.4924in" style:rel-column-width="30598*"/>
    </style:style>
    <style:style style:name="Tabella2.B" style:family="table-column">
      <style:table-column-properties style:column-width="0.2715in" style:rel-column-width="2379*"/>
    </style:style>
    <style:style style:name="Tabella2.C" style:family="table-column">
      <style:table-column-properties style:column-width="3.7167in" style:rel-column-width="32558*"/>
    </style:style>
    <style:style style:name="Tabella2.A1" style:family="table-cell">
      <style:table-cell-properties fo:padding="0.0382in" fo:border="none"/>
    </style:style>
    <style:style style:name="Tabella2.A2" style:family="table-cell">
      <style:table-cell-properties fo:padding="0.0382in" fo:border="0.05pt solid #000000"/>
    </style:style>
    <style:style style:name="Tabella3" style:family="table">
      <style:table-properties style:width="7.4806in" table:align="margins"/>
    </style:style>
    <style:style style:name="Tabella3.A" style:family="table-column">
      <style:table-column-properties style:column-width="0.5903in" style:rel-column-width="5171*"/>
    </style:style>
    <style:style style:name="Tabella3.B" style:family="table-column">
      <style:table-column-properties style:column-width="3.1493in" style:rel-column-width="27590*"/>
    </style:style>
    <style:style style:name="Tabella3.C" style:family="table-column">
      <style:table-column-properties style:column-width="0.3938in" style:rel-column-width="3449*"/>
    </style:style>
    <style:style style:name="Tabella3.E" style:family="table-column">
      <style:table-column-properties style:column-width="0.7875in" style:rel-column-width="6899*"/>
    </style:style>
    <style:style style:name="Tabella3.F" style:family="table-column">
      <style:table-column-properties style:column-width="0.7083in" style:rel-column-width="6205*"/>
    </style:style>
    <style:style style:name="Tabella3.G" style:family="table-column">
      <style:table-column-properties style:column-width="0.8326in" style:rel-column-width="7294*"/>
    </style:style>
    <style:style style:name="Tabella3.H" style:family="table-column">
      <style:table-column-properties style:column-width="0.4285in" style:rel-column-width="3756*"/>
    </style:style>
    <style:style style:name="Tabella3.A1" style:family="table-cell">
      <style:table-cell-properties fo:padding="0.0382in" fo:border-left="none" fo:border-right="none" fo:border-top="none" fo:border-bottom="0.05pt solid #000000"/>
    </style:style>
    <style:style style:name="Tabella7" style:family="table">
      <style:table-properties style:width="7.4806in" table:align="margins"/>
    </style:style>
    <style:style style:name="Tabella7.A" style:family="table-column">
      <style:table-column-properties style:column-width="0.5903in" style:rel-column-width="5171*"/>
    </style:style>
    <style:style style:name="Tabella7.B" style:family="table-column">
      <style:table-column-properties style:column-width="3.1493in" style:rel-column-width="27590*"/>
    </style:style>
    <style:style style:name="Tabella7.C" style:family="table-column">
      <style:table-column-properties style:column-width="0.3938in" style:rel-column-width="3449*"/>
    </style:style>
    <style:style style:name="Tabella7.E" style:family="table-column">
      <style:table-column-properties style:column-width="0.7875in" style:rel-column-width="6899*"/>
    </style:style>
    <style:style style:name="Tabella7.F" style:family="table-column">
      <style:table-column-properties style:column-width="0.7083in" style:rel-column-width="6205*"/>
    </style:style>
    <style:style style:name="Tabella7.G" style:family="table-column">
      <style:table-column-properties style:column-width="0.8278in" style:rel-column-width="7251*"/>
    </style:style>
    <style:style style:name="Tabella7.H" style:family="table-column">
      <style:table-column-properties style:column-width="0.4333in" style:rel-column-width="3799*"/>
    </style:style>
    <style:style style:name="Tabella7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0.1984in" fo:margin-right="-0.0035in" fo:text-indent="0in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1984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198in" fo:margin-right="0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198in" fo:margin-right="0in" fo:text-indent="0in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198in" fo:margin-right="0in" fo:text-indent="0in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198in" fo:margin-right="0in" fo:text-align="start" style:justify-single-word="false" fo:text-indent="0in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Colibri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libri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libri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7pt" fo:font-weight="normal" fo:background-color="transparent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libri" fo:font-size="7pt" fo:font-weight="normal" fo:background-color="transparent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32" style:family="paragraph" style:parent-style-name="Table_20_Contents"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left="-0.0035in" fo:margin-right="1.2811in" fo:text-align="end" style:justify-single-word="false" fo:text-indent="0in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035in" fo:margin-right="1.2811in" fo:text-align="end" style:justify-single-word="false" fo:text-indent="0in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6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fo:color="#333333" style:font-name="Colibri" fo:font-size="2pt" fo:font-style="normal" fo:font-weight="bold" fo:background-color="transparent" style:font-name-asian="Times New Roman" style:font-size-asian="2pt" style:font-style-asian="normal" style:font-weight-asian="bold" style:font-name-complex="Times New Roman" style:font-size-complex="2pt" style:font-style-complex="normal" style:font-weight-complex="bold"/>
    </style:style>
    <style:style style:name="P37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8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left="0.0382in" fo:margin-right="-0.0035in" fo:text-align="start" style:justify-single-word="false" fo:text-indent="0in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42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43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4" style:family="paragraph" style:parent-style-name="Standard">
      <style:paragraph-properties fo:text-align="center" style:justify-single-word="false" style:text-autospace="none"/>
      <style:text-properties style:font-name="Colibri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in" fo:margin-right="-0.0035in" fo:text-align="start" style:justify-single-word="false" fo:text-indent="0in" style:auto-text-indent="false"/>
      <style:text-properties style:font-name="Colibri"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left="0in" fo:margin-right="-0.0035in" fo:text-align="start" style:justify-single-word="false" fo:text-indent="0in" style:auto-text-indent="false"/>
      <style:text-properties style:font-name="Colibri" fo:font-size="9pt" style:font-size-asian="9pt" style:font-size-complex="9pt"/>
    </style:style>
    <style:style style:name="P50" style:family="paragraph" style:parent-style-name="Table_20_Contents">
      <style:paragraph-properties fo:margin-left="0.0228in" fo:margin-right="-0.0035in" fo:text-align="start" style:justify-single-word="false" fo:text-indent="0in" style:auto-text-indent="false"/>
      <style:text-properties style:font-name="Colibri" fo:font-size="9pt" fo:font-weight="normal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margin-left="0.0228in" fo:margin-right="-0.0035in" fo:text-align="start" style:justify-single-word="false" fo:text-indent="0in" style:auto-text-indent="false">
        <style:tab-stops/>
      </style:paragraph-properties>
      <style:text-properties style:font-name="Colibri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margin-left="0.0228in" fo:margin-right="-0.0035in" fo:text-align="start" style:justify-single-word="false" fo:text-indent="0in" style:auto-text-indent="false" style:shadow="none">
        <style:tab-stops/>
      </style:paragraph-properties>
      <style:text-properties fo:color="#333333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3" style:family="paragraph" style:parent-style-name="Table_20_Contents">
      <style:paragraph-properties fo:margin-left="0in" fo:margin-right="0.002in" fo:text-align="start" style:justify-single-word="false" fo:text-indent="0in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4" style:family="paragraph" style:parent-style-name="Table_20_Contents">
      <style:paragraph-properties fo:margin-left="0in" fo:margin-right="0.002in" fo:text-align="center" style:justify-single-word="false" fo:text-indent="0in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5" style:family="paragraph" style:parent-style-name="Table_20_Contents">
      <style:paragraph-properties fo:margin-left="0in" fo:margin-right="0.002in" fo:text-align="start" style:justify-single-word="false" fo:text-indent="0in" style:auto-text-indent="false"/>
      <style:text-properties fo:color="#000000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6" style:family="paragraph" style:parent-style-name="Standard">
      <style:paragraph-properties fo:margin-left="0.0193in" fo:margin-right="-0.0035in" fo:text-align="start" style:justify-single-word="false" fo:text-indent="0in" style:auto-text-indent="false">
        <style:tab-stops/>
      </style:paragraph-properties>
      <style:text-properties style:font-name="Colibri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margin-left="0.0193in" fo:margin-right="-0.0035in" fo:text-align="start" style:justify-single-word="false" fo:text-indent="0in" style:auto-text-indent="false"/>
      <style:text-properties style:font-name="Colibri" fo:font-size="9pt" fo:font-weight="normal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left="0.0193in" fo:margin-right="-0.0035in" fo:text-align="start" style:justify-single-word="false" fo:text-indent="0in" style:auto-text-indent="false" style:shadow="none">
        <style:tab-stops/>
      </style:paragraph-properties>
      <style:text-properties fo:color="#333333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9" style:family="paragraph" style:parent-style-name="Table_20_Contents">
      <style:paragraph-properties fo:margin-left="-0.0035in" fo:margin-right="0.0661in" fo:text-align="end" style:justify-single-word="false" fo:text-indent="0in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60" style:family="paragraph" style:parent-style-name="Standard">
      <style:paragraph-properties fo:text-align="end" style:justify-single-word="false"/>
      <style:text-properties style:font-name="Colibri" fo:font-size="9pt" officeooo:paragraph-rsid="0012c9ba" style:font-size-asian="9pt" style:font-size-complex="9pt"/>
    </style:style>
    <style:style style:name="P6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5" style:family="text">
      <style:text-properties style:font-size-asian="8pt" style:font-size-complex="8pt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 style:font-size-asian="8pt" style:font-size-complex="8pt"/>
    </style:style>
    <style:style style:name="T8" style:family="text">
      <style:text-properties fo:color="#000000" style:font-name="Arial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9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1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background-color="transparent"/>
    </style:style>
    <style:style style:name="T13" style:family="text">
      <style:text-properties fo:background-color="transparen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fo:background-color="transparen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T19" style:family="text">
      <style:text-properties style:font-style-asian="normal" style:font-style-complex="normal" style:text-overline-style="none" style:text-overline-color="font-color"/>
    </style:style>
    <style:style style:name="T20" style:family="text">
      <style:text-properties style:text-underline-style="non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background-color="transparent" style:font-style-asian="italic" style:font-style-complex="italic"/>
    </style:style>
    <style:style style:name="T23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Colibri" fo:font-size="7pt" fo:font-weight="normal" style:font-size-asian="7pt" style:font-weight-asian="normal" style:font-size-complex="7pt" style:font-weight-complex="normal"/>
    </style:style>
    <style:style style:name="T26" style:family="text">
      <style:text-properties style:font-name="Colibri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Colibri" fo:font-weight="normal" style:font-weight-asian="normal" style:font-weight-complex="normal"/>
    </style:style>
    <style:style style:name="T28" style:family="text">
      <style:text-properties style:font-name="Colibri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setLang(o.company_id.partner_id.lang or  'it_IT'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60"><draw:line text:anchor-type="paragraph" draw:z-index="0" draw:style-name="gr1" draw:text-style-name="P61" svg:x1="0.0126in" svg:y1="0.0047in" svg:x2="2.9016in" svg:y2="0.0047in"><text:p/></draw:line><text:span text:style-name="T1">Fattura</text:span><text:span text:style-name="T14"><text:placeholder text:placeholder-type="text">&lt;if test="o.date_proforma"&gt;</text:placeholder></text:span><text:span text:style-name="T14"> </text:span><text:span text:style-name="T1">PROFORMA</text:span><text:span text:style-name="T14"><text:placeholder text:placeholder-type="text">&lt;/if&gt;</text:placeholder></text:span><text:span text:style-name="T27"><text:placeholder text:placeholder-type="text">&lt;if test="o.direct_invoice"&gt;</text:placeholder></text:span><text:span text:style-name="T27"> </text:span><text:span text:style-name="T28">ACCOMPAGNATORIA</text:span><text:span text:style-name="T27"><text:placeholder text:placeholder-type="text">&lt;/if&gt;</text:placeholder></text:span> n.</text:p>
          </table:table-cell>
          <table:table-cell table:style-name="Tabella1.B1" office:value-type="string">
            <text:p text:style-name="P44"><text:placeholder text:placeholder-type="text">&lt;o.number or o.proforma_number or ''&gt;</text:placeholder></text:p>
          </table:table-cell>
          <table:table-cell table:style-name="Tabella1.C1" office:value-type="string">
            <text:p text:style-name="P19">del</text:p>
          </table:table-cell>
          <table:table-cell table:style-name="Tabella1.D1" office:value-type="string">
            <text:p text:style-name="P44"><text:placeholder text:placeholder-type="text">&lt;o.date_invoice and formatLang(o.date_invoice,date=True) or o.date_proforma and formatLang(o.date_proforma,date=True) or ''&gt;</text:placeholder></text:p>
          </table:table-cell>
        </table:table-row>
      </table:table>
      <text:p text:style-name="P45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Destinatario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>Destinazione</text:p>
          </table:table-cell>
        </table:table-row>
        <table:table-row>
          <table:table-cell table:style-name="Tabella2.A2" office:value-type="string">
            <text:p text:style-name="P56"><text:placeholder text:placeholder-type="text">&lt;o.partner_id.name or ''&gt;</text:placeholder></text:p>
            <text:p text:style-name="P57"><text:placeholder text:placeholder-type="text">&lt;o.address_contact_id.street or ''&gt;</text:placeholder></text:p>
            <text:p text:style-name="P58"><text:span text:style-name="T13"><text:placeholder text:placeholder-type="text">&lt;o.address_contact_id.zip or ''&gt;</text:placeholder></text:span><text:span text:style-name="T13"> - </text:span><text:span text:style-name="T13"><text:placeholder text:placeholder-type="text">&lt;o.address_contact_id.city or ''&gt;</text:placeholder></text:span><text:span text:style-name="T13"> - </text:span><text:span text:style-name="T13"><text:placeholder text:placeholder-type="text">&lt;o.address_contact_id.province and str('('+o.address_contact_id.province.code+')') or ''&gt;</text:placeholder></text:span><text:span text:style-name="T13"> </text:span><text:span text:style-name="T13"><text:placeholder text:placeholder-type="text">&lt;o.address_contact_id.country_id.name&gt;</text:placeholder></text:span></text:p>
            <text:p text:style-name="P48"/>
            <text:p text:style-name="P49"><text:span text:style-name="T2">P.IVA</text:span><text:span text:style-name="T13">: <text:tab/></text:span><text:span text:style-name="T13"><text:placeholder text:placeholder-type="text">&lt;o.partner_id.vat or ''&gt;</text:placeholder></text:span></text:p>
            <text:p text:style-name="P49"><text:span text:style-name="T2">CF</text:span><text:span text:style-name="T13">: <text:tab/></text:span><text:span text:style-name="T13"><text:placeholder text:placeholder-type="text">&lt;o.partner_id.fiscalcode or o.partner_id.vat or ''&gt;</text:placeholder></text:span></text:p>
          </table:table-cell>
          <table:table-cell table:style-name="Tabella2.A1" office:value-type="string">
            <text:p text:style-name="P18"/>
          </table:table-cell>
          <table:table-cell table:style-name="Tabella2.A2" office:value-type="string">
            <text:p text:style-name="P51"><text:placeholder text:placeholder-type="text">&lt;o.partner_id.name or ''&gt;</text:placeholder></text:p>
            <text:p text:style-name="P50"><text:placeholder text:placeholder-type="text">&lt;o.address_invoice_id.street or ''&gt;</text:placeholder></text:p>
            <text:p text:style-name="P52"><text:span text:style-name="T13"><text:placeholder text:placeholder-type="text">&lt;o.address_invoice_id.zip or ''&gt;</text:placeholder></text:span><text:span text:style-name="T13"> - </text:span><text:span text:style-name="T13"><text:placeholder text:placeholder-type="text">&lt;o.address_invoice_id.city or ''&gt;</text:placeholder></text:span><text:span text:style-name="T13"> - </text:span><text:span text:style-name="T13"><text:placeholder text:placeholder-type="text">&lt;o.address_invoice_id.province and str('('+o.address_invoice_id.province.code+')') or ''&gt;</text:placeholder></text:span><text:span text:style-name="T13"> </text:span><text:span text:style-name="T13"><text:placeholder text:placeholder-type="text">&lt;o.address_invoice_id.country_id.name&gt;</text:placeholder></text:span></text:p>
          </table:table-cell>
        </table:table-row>
      </table:table>
      <text:p text:style-name="P4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21">Cod. Art.</text:p>
          </table:table-cell>
          <table:table-cell table:style-name="Tabella3.A1" office:value-type="string">
            <text:p text:style-name="P21">Descrizione</text:p>
          </table:table-cell>
          <table:table-cell table:style-name="Tabella3.A1" office:value-type="string">
            <text:p text:style-name="P21">Um </text:p>
          </table:table-cell>
          <table:table-cell table:style-name="Tabella3.A1" office:value-type="string">
            <text:p text:style-name="P21">Q.tà</text:p>
          </table:table-cell>
          <table:table-cell table:style-name="Tabella3.A1" office:value-type="string">
            <text:p text:style-name="P21">Prezzo <text:span text:style-name="T14">(</text:span><text:span text:style-name="T15"><text:placeholder text:placeholder-type="text">&lt;o.currency_id.symbol or ''&gt;</text:placeholder></text:span><text:soft-page-break/><text:span text:style-name="T14">)</text:span></text:p>
          </table:table-cell>
          <table:table-cell table:style-name="Tabella3.A1" office:value-type="string">
            <text:p text:style-name="P21">Sconto %</text:p>
          </table:table-cell>
          <table:table-cell table:style-name="Tabella3.A1" office:value-type="string">
            <text:p text:style-name="P21">Importo <text:span text:style-name="T14">(</text:span><text:span text:style-name="T15"><text:placeholder text:placeholder-type="text">&lt;o.currency_id.symbol or ''&gt;</text:placeholder></text:span><text:soft-page-break/><text:span text:style-name="T14">)</text:span></text:p>
          </table:table-cell>
          <table:table-cell table:style-name="Tabella3.A1" office:value-type="string">
            <text:p text:style-name="P21">C. Iva</text:p>
          </table:table-cell>
        </table:table-row>
      </table:table>
      <text:p text:style-name="P53"><text:placeholder text:placeholder-type="text">&lt;if test="o.fiscal_position and o.fiscal_position.is_tax_exemption"&gt;</text:placeholder></text:p>
      <text:p text:style-name="P53"/>
      <text:p text:style-name="P54"><text:span text:style-name="T20">non imponibile iva come da Vs. dichiarazione </text:span><text:span text:style-name="T20">numero </text:span><text:span text:style-name="T20"><text:placeholder text:placeholder-type="text">&lt;o.fiscal_position.number&gt;</text:placeholder></text:span><text:span text:style-name="T20"> del </text:span><text:placeholder text:placeholder-type="text">&lt;o.fiscal_position.date and formatLang(o.fiscal_position.date,date=True) or ''&gt;</text:placeholder></text:p>
      <text:p text:style-name="P54"/>
      <text:p text:style-name="P53"><text:placeholder text:placeholder-type="text">&lt;/if&gt;</text:placeholder></text:p>
      <text:p text:style-name="P28"><text:placeholder text:placeholder-type="text">&lt;for each="ddt in invoice_tree(o.invoice_line)"&gt;</text:placeholder></text:p>
      <text:p text:style-name="P28"><text:placeholder text:placeholder-type="text">&lt;ddt['description'] or ''&gt;</text:placeholder></text:p>
      <text:p text:style-name="P28"><text:placeholder text:placeholder-type="text">&lt;for each="line in ddt['lines']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A"/>
        <table:table-column table:style-name="Tabella7.E"/>
        <table:table-column table:style-name="Tabella7.F"/>
        <table:table-column table:style-name="Tabella7.G"/>
        <table:table-column table:style-name="Tabella7.H"/>
        <table:table-row>
          <table:table-cell table:style-name="Tabella7.A1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7.A1" office:value-type="string">
            <text:p text:style-name="P27"><text:span text:style-name="T4"><text:placeholder text:placeholder-type="text">&lt;line.name or ''&gt;</text:placeholder></text:span><text:span text:style-name="T19"> <text:s/></text:span><text:span text:style-name="T19"><text:placeholder text:placeholder-type="text">&lt;if test="line.advance_id"&gt;</text:placeholder></text:span><text:span text:style-name="T19">Rif. Fattura n. <text:s/></text:span><text:span text:style-name="T19"><text:placeholder text:placeholder-type="text">&lt;line.advance_id.number&gt;</text:placeholder></text:span><text:span text:style-name="T19"> del <text:s text:c="3"/></text:span><text:span text:style-name="T19"><text:placeholder text:placeholder-type="text">&lt;line.advance_id.date_invoice and formatLang(line.advance_id.date_invoice,date=True)&gt;</text:placeholder></text:span><text:span text:style-name="T19"><text:placeholder text:placeholder-type="text">&lt;/if&gt;</text:placeholder></text:span></text:p>
            <text:p text:style-name="P27"><text:span text:style-name="T19"><text:placeholder text:placeholder-type="text">&lt;if test="line.note"&gt;</text:placeholder></text:span><text:span text:style-name="T19"><text:placeholder text:placeholder-type="text">&lt;line.note or ''&gt;</text:placeholder></text:span><text:span text:style-name="T19"><text:placeholder text:placeholder-type="text">&lt;/if&gt;</text:placeholder></text:span></text:p>
          </table:table-cell>
          <table:table-cell table:style-name="Tabella7.A1" office:value-type="string">
            <text:p text:style-name="P24"><text:placeholder text:placeholder-type="text">&lt;line.uos_id and line.uos_id.name or ''&gt;</text:placeholder></text:p>
          </table:table-cell>
          <table:table-cell table:style-name="Tabella7.A1" office:value-type="string">
            <text:p text:style-name="P59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7.A1" office:value-type="string">
            <text:p text:style-name="P25"><text:span text:style-name="T21"><text:placeholder text:placeholder-type="text">&lt;if test="line.quantity != 0.00"&gt;</text:placeholder></text:span><text:placeholder text:placeholder-type="text">&lt;italian_number(line.price_unit, precision=2)&gt;</text:placeholder><text:span text:style-name="T6"><text:placeholder text:placeholder-type="text">&lt;/if&gt;</text:placeholder></text:span></text:p>
          </table:table-cell>
          <table:table-cell table:style-name="Tabella7.A1" office:value-type="string">
            <text:p text:style-name="P26"><text:span text:style-name="T11"><text:placeholder text:placeholder-type="text">&lt;if test="line.quantity != 0.00"&gt;</text:placeholder></text:span><text:span text:style-name="T6"><text:placeholder text:placeholder-type="text">&lt;if test="line.discount &gt; 0"&gt;</text:placeholder></text:span><text:placeholder text:placeholder-type="text">&lt;formatLang(line.discount,digits=0)&gt;</text:placeholder>%<text:span text:style-name="T6"><text:placeholder text:placeholder-type="text">&lt;/if&gt;</text:placeholder></text:span><text:span text:style-name="T6"><text:placeholder text:placeholder-type="text">&lt;/if&gt;</text:placeholder></text:span></text:p>
          </table:table-cell>
          <table:table-cell table:style-name="Tabella7.A1" office:value-type="string">
            <text:p text:style-name="P25"><text:span text:style-name="T21"><text:placeholder text:placeholder-type="text">&lt;if test="line.quantity != 0.00"&gt;</text:placeholder></text:span><text:placeholder text:placeholder-type="text">&lt;italian_number(line.price_subtotal, precision=2)&gt;</text:placeholder><text:span text:style-name="T6"><text:placeholder text:placeholder-type="text">&lt;/if&gt;</text:placeholder></text:span></text:p>
          </table:table-cell>
          <table:table-cell table:style-name="Tabella7.A1" office:value-type="string">
            <text:p text:style-name="P23"><text:span text:style-name="T22"><text:placeholder text:placeholder-type="text">&lt;if test="line.quantity != 0.00"&gt;</text:placeholder></text:span><text:placeholder text:placeholder-type="text">&lt;line.invoice_line_tax_id and line.invoice_line_tax_id[0].description or ''&gt;</text:placeholder><text:span text:style-name="T12"><text:placeholder text:placeholder-type="text">&lt;/if&gt;</text:placeholder></text:span></text:p>
          </table:table-cell>
        </table:table-row>
      </table:table>
      <text:p text:style-name="P29"><text:placeholder text:placeholder-type="text">&lt;/for&gt;</text:placeholder></text:p>
      <text:p text:style-name="P29"><text:placeholder text:placeholder-type="text">&lt;/for&gt;</text:placeholder></text:p>
      <text:p text:style-name="P30"/>
      <text:p text:style-name="P53"><text:placeholder text:placeholder-type="text">&lt;if test="o.comment"&gt;</text:placeholder></text:p>
      <text:p text:style-name="P32">Note</text:p>
      <text:p text:style-name="P55"><text:placeholder text:placeholder-type="text">&lt;o.comment or ''&gt;</text:placeholder></text:p>
      <text:p text:style-name="P53"><text:placeholder text:placeholder-type="text">&lt;/if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a8" style:family="table">
      <style:table-properties style:width="7.4743in" table:align="left"/>
    </style:style>
    <style:style style:name="Tabella8.A" style:family="table-column">
      <style:table-column-properties style:column-width="2.4931in"/>
    </style:style>
    <style:style style:name="Tabella8.B" style:family="table-column">
      <style:table-column-properties style:column-width="1.6479in"/>
    </style:style>
    <style:style style:name="Tabella8.C" style:family="table-column">
      <style:table-column-properties style:column-width="3.3333in"/>
    </style:style>
    <style:style style:name="Tabella8.A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382in" fo:border="none"/>
    </style:style>
    <style:style style:name="Tabella8.A3" style:family="table-cell">
      <style:table-cell-properties fo:padding="0.0382in" fo:border="none"/>
    </style:style>
    <style:style style:name="Tabella8.B3" style:family="table-cell">
      <style:table-cell-properties fo:padding="0.0382in" fo:border="none"/>
    </style:style>
    <style:style style:name="Tabella8.C3" style:family="table-cell">
      <style:table-cell-properties fo:padding="0.0382in" fo:border="none"/>
    </style:style>
    <style:style style:name="Tabella8.A4" style:family="table-cell">
      <style:table-cell-properties fo:padding="0.0382in" fo:border="none"/>
    </style:style>
    <style:style style:name="Tabella5" style:family="table">
      <style:table-properties style:width="7.4743in" table:align="left"/>
    </style:style>
    <style:style style:name="Tabella5.A" style:family="table-column">
      <style:table-column-properties style:column-width="0.7556in"/>
    </style:style>
    <style:style style:name="Tabella5.B" style:family="table-column">
      <style:table-column-properties style:column-width="3.6021in"/>
    </style:style>
    <style:style style:name="Tabella5.C" style:family="table-column">
      <style:table-column-properties style:column-width="1.2674in"/>
    </style:style>
    <style:style style:name="Tabella5.D" style:family="table-column">
      <style:table-column-properties style:column-width="1.8493in"/>
    </style:style>
    <style:style style:name="Tabella5.A1" style:family="table-cell">
      <style:table-cell-properties fo:padding="0.0382in" fo:border-left="none" fo:border-right="none" fo:border-top="0.05pt solid #000000" fo:border-bottom="none"/>
    </style:style>
    <style:style style:name="Tabella5.C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382in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382in" fo:border-left="none" fo:border-right="none" fo:border-top="none" fo:border-bottom="0.05pt solid #000000"/>
    </style:style>
    <style:style style:name="Tabella5.B2" style:family="table-cell">
      <style:table-cell-properties fo:padding="0.0382in" fo:border-left="none" fo:border-right="none" fo:border-top="none" fo:border-bottom="0.05pt solid #000000"/>
    </style:style>
    <style:style style:name="Tabella6" style:family="table">
      <style:table-properties style:width="7.4569in" fo:margin-left="0.0139in" table:align="left"/>
    </style:style>
    <style:style style:name="Tabella6.A" style:family="table-column">
      <style:table-column-properties style:column-width="0.5528in"/>
    </style:style>
    <style:style style:name="Tabella6.B" style:family="table-column">
      <style:table-column-properties style:column-width="6.9042in"/>
    </style:style>
    <style:style style:name="Tabella6.A1" style:family="table-cell">
      <style:table-cell-properties fo:padding="0.0382in" fo:border="none"/>
    </style:style>
    <style:style style:name="MP1" style:family="paragraph" style:parent-style-name="Table_20_Contents">
      <style:paragraph-properties fo:margin-left="0.1984in" fo:margin-right="-0.0035in" fo:text-indent="0in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1984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198in" fo:margin-right="0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198in" fo:margin-right="0in" fo:text-indent="0in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198in" fo:margin-right="0in" fo:text-indent="0in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198in" fo:margin-right="0in" fo:text-align="start" style:justify-single-word="false" fo:text-indent="0in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0" style:family="paragraph" style:parent-style-name="Table_20_Contents">
      <style:paragraph-properties fo:margin-left="-0.0035in" fo:margin-right="1.2811in" fo:text-align="end" style:justify-single-word="false" fo:text-indent="0in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-0.0035in" fo:margin-right="1.2811in" fo:text-align="end" style:justify-single-word="false" fo:text-indent="0in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6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7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18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0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1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24" style:family="paragraph" style:parent-style-name="Table_20_Contents">
      <style:text-properties style:font-name="Colibri" fo:font-size="8pt" style:font-size-asian="8pt" style:font-size-complex="8pt"/>
    </style:style>
    <style:style style:name="MP25" style:family="paragraph" style:parent-style-name="Table_20_Contents">
      <style:paragraph-properties fo:margin-left="0.0382in" fo:margin-right="-0.0035in" fo:text-align="start" style:justify-single-word="false" fo:text-indent="0in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6" style:family="paragraph" style:parent-style-name="Table_20_Contents">
      <style:paragraph-properties fo:margin-left="0.0417in" fo:margin-right="0.002in" fo:text-align="start" style:justify-single-word="false" fo:text-indent="0in" style:auto-text-indent="false"/>
      <style:text-properties fo:color="#333333" style:font-name="Colibri" fo:font-size="2pt" fo:font-style="normal" fo:font-weight="bold" fo:background-color="transparent" style:font-name-asian="Times New Roman" style:font-size-asian="2pt" style:font-style-asian="normal" style:font-weight-asian="bold" style:font-name-complex="Times New Roman" style:font-size-complex="2pt" style:font-style-complex="normal" style:font-weight-complex="bold"/>
    </style:style>
    <style:style style:name="MP2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2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2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style:font-name="Arial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MT6" style:family="text">
      <style:text-properties fo:background-color="transparent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2173in" fo:margin-bottom="0.2165in" fo:margin-left="0.3937in" fo:margin-right="0.3937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39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4.3744in" svg:y="0.0098in" svg:width="3.1217in" svg:height="0.7654in" draw:z-index="2"><draw:text-box><text:p text:style-name="Frame_20_contents"/></draw:text-box></draw:frame></text:p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8">Riepilogo IVA</text:p>
            </table:table-cell>
            <table:table-cell table:style-name="Tabella8.A1" office:value-type="string">
              <text:p text:style-name="MP9">Imponibile</text:p>
            </table:table-cell>
            <table:table-cell table:style-name="Tabella8.A1" office:value-type="string">
              <text:p text:style-name="MP10">Importo</text:p>
            </table:table-cell>
          </table:table-row>
          <table:table-row>
            <table:table-cell table:style-name="Tabella8.A4" table:number-columns-spanned="3" office:value-type="string">
              <text:p text:style-name="MP1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12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3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1"><text:placeholder text:placeholder-type="text">&lt;/for&gt;</text:placeholder></text:p>
            </table:table-cell>
            <table:covered-table-cell/>
            <table:covered-table-cell/>
          </table:table-row>
        </table:table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4">Pagamento</text:p>
              <text:p text:style-name="MP14"/>
            </table:table-cell>
            <table:table-cell table:style-name="Tabella5.A1" office:value-type="string">
              <text:p text:style-name="MP15"><text:placeholder text:placeholder-type="text">&lt;if test="o.payment_term.type == 'RB'"&gt;</text:placeholder></text:p>
              <text:p text:style-name="MP16"><text:placeholder text:placeholder-type="text">&lt;get_selection_item(o.payment_term, o.payment_term.type) or ''&gt;</text:placeholder></text:p>
              <text:p text:style-name="MP16"><text:placeholder text:placeholder-type="text">&lt;o.payment_term and o.payment_term.name or ''&gt;</text:placeholder> </text:p>
              <text:p text:style-name="MP15"><text:placeholder text:placeholder-type="text">&lt;if test="o.partner_bank_id"&gt;</text:placeholder></text:p>
              <text:p text:style-name="MP17"><text:span text:style-name="MT7"><text:placeholder text:placeholder-type="text">&lt;o.partner_bank_id.bank.name&gt;</text:placeholder></text:span><text:span text:style-name="MT7"> </text:span></text:p>
              <text:p text:style-name="MP18"><text:span text:style-name="MT8">IBAN </text:span><text:span text:style-name="MT8"><text:placeholder text:placeholder-type="text">&lt;o.partner_bank_id.iban&gt;</text:placeholder></text:span><text:span text:style-name="MT8"> </text:span></text:p>
              <text:p text:style-name="MP15"><text:placeholder text:placeholder-type="text">&lt;/if&gt;</text:placeholder></text:p>
              <text:p text:style-name="MP15"><text:placeholder text:placeholder-type="text">&lt;/if&gt;</text:placeholder></text:p>
              <text:p text:style-name="MP15"><text:placeholder text:placeholder-type="text">&lt;if test="o.payment_term.type != 'RB'"&gt;</text:placeholder></text:p>
              <text:p text:style-name="MP16"><text:placeholder text:placeholder-type="text">&lt;get_selection_item(o.payment_term, "type") or ''&gt;</text:placeholder></text:p>
              <text:p text:style-name="MP16"><text:placeholder text:placeholder-type="text">&lt;o.payment_term and o.payment_term.name or ''&gt;</text:placeholder></text:p>
              <text:p text:style-name="MP16"><text:placeholder text:placeholder-type="text">&lt;o.company_id.bank_ids[0].bank_name or '' &gt;</text:placeholder> </text:p>
              <text:p text:style-name="MP16"><text:placeholder text:placeholder-type="text">&lt;o.company_id.bank_ids[0].bank.street or '' &gt;</text:placeholder> </text:p>
              <text:p text:style-name="MP16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18"><text:span text:style-name="MT8">IBAN </text:span><text:span text:style-name="MT8"><text:placeholder text:placeholder-type="text">&lt;o.company_id.bank_ids[0].acc_number or '' &gt;</text:placeholder></text:span></text:p>
              <text:p text:style-name="MP15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19"/>
              <text:p text:style-name="MP19">Totale Imponibile<text:tab/></text:p>
              <text:p text:style-name="MP20"/>
              <text:p text:style-name="MP19">Totale imposta<text:tab/></text:p>
              <text:p text:style-name="MP19"/>
              <text:p text:style-name="MP21">Tot. Documento</text:p>
            </table:table-cell>
            <table:table-cell table:style-name="Tabella5.D1" table:number-rows-spanned="2" office:value-type="string">
              <text:p text:style-name="MP22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3"/>
              <text:p text:style-name="MP22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2"/>
              <text:p text:style-name="MP22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24">Scadenze</text:p>
            </table:table-cell>
            <table:table-cell table:style-name="Tabella5.B2" office:value-type="string">
              <text:p text:style-name="MP15"><text:placeholder text:placeholder-type="text">&lt;for each="line in invoice_move_lines(o.move_id)"&gt;</text:placeholder></text:p>
              <text:p text:style-name="MP25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6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Standard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27"/>
              <text:p text:style-name="MP2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29">Ai sensi del D.Lgs. 196/2003 Vi informiamo che i Vs. dati saranno utilizzati esclusivamente per i fini connessi ai rapporti commerciali tra di noi in essere. </text:p>
              <text:p text:style-name="MP2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Vettore</meta:initial-creator>
    <meta:creation-date>2013-10-10T09:43:00</meta:creation-date>
    <dc:date>2014-05-31T22:40:36</dc:date>
    <meta:editing-duration>PT2H22M9S</meta:editing-duration>
    <meta:editing-cycles>70</meta:editing-cycles>
    <meta:generator>LibreOffice/3.6$Linux_X86_64 LibreOffice_project/f969faf-c24b504-8c77064-174276e-40b382</meta:generator>
    <meta:document-statistic meta:table-count="7" meta:image-count="0" meta:object-count="0" meta:page-count="2" meta:paragraph-count="89" meta:word-count="412" meta:character-count="4610" meta:non-whitespace-character-count="4257"/>
  </office:meta>
</office:document-meta>
</file>